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6cm"/>
    </style:style>
    <style:style style:name="co3" style:family="table-column">
      <style:table-column-properties fo:break-before="auto" style:column-width="10.504cm"/>
    </style:style>
    <style:style style:name="co4" style:family="table-column">
      <style:table-column-properties fo:break-before="auto" style:column-width="8.348cm"/>
    </style:style>
    <style:style style:name="co6" style:family="table-column">
      <style:table-column-properties fo:break-before="auto" style:column-width="14.873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7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2">
          <table:table-cell table:style-name="ce1" office:value-type="string" table:number-columns-spanned="3" table:number-rows-spanned="1">
            <text:p>Tarot à 5 : protocole 1.0</text:p>
          </table:table-cell>
          <table:covered-table-cell table:style-name="ce6"/>
          <table:covered-table-cell table:style-name="ce7"/>
          <table:table-cell/>
        </table:table-row>
        <table:table-row table:style-name="ro3">
          <table:table-cell table:style-name="ce2" office:value-type="string">
            <text:p>Numéro de l'interaction</text:p>
          </table:table-cell>
          <table:table-cell table:style-name="ce2" office:value-type="string">
            <text:p>Client → serveur</text:p>
          </table:table-cell>
          <table:table-cell table:style-name="ce2" office:value-type="string">
            <text:p>Serveur → client</text:p>
          </table:table-cell>
          <table:table-cell/>
        </table:table-row>
        <table:table-row table:style-name="ro4">
          <table:table-cell table:style-name="ce3" office:value-type="float" office:value="0">
            <text:p>0</text:p>
          </table:table-cell>
          <table:table-cell table:style-name="ce3" office:value-type="string">
            <text:p>Le client n'a pas compris le message du serveur.</text:p>
          </table:table-cell>
          <table:table-cell table:style-name="ce3" office:value-type="string">
            <text:p>Le serveur n'a pas compris la requête du client.</text:p>
          </table:table-cell>
          <table:table-cell office:value-type="string">
            <text:p>Attention : dans la version 1.0 du protocole, le serveur répond à toutes les âneries du client.</text:p>
            <text:p>Dans la version 2, il faudra déconnecter et/ou bannir le client s'il est trop pénible.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Inusité</text:p>
          </table:table-cell>
          <table:table-cell table:style-name="ce3" office:value-type="string">
            <text:p>Le serveur refuse l'action du client.</text:p>
          </table:table-cell>
          <table:table-cell office:value-type="string">
            <text:p>Que ce soit pour la carte appelée, le chien, la carte jouée.</text:p>
          </table:table-cell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string">
            <text:p>Inusité</text:p>
          </table:table-cell>
          <table:table-cell table:style-name="ce3" office:value-type="string">
            <text:p>Le serveur donne un numéro entre 0 et 4 au client.</text:p>
          </table:table-cell>
          <table:table-cell office:value-type="string">
            <text:p>C'est son numéro de jeu. S'il a le numéro 0, le client prend l'initiative de demander au joueur</text:p>
            <text:p>Ce qu'il veut jouer (ou joue si c'est une IA) au premier tour.</text:p>
          </table:table-cell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Inusité</text:p>
          </table:table-cell>
          <table:table-cell table:style-name="ce3" office:value-type="string">
            <text:p>Le serveur donne 15 numéros de carte au client.</text:p>
          </table:table-cell>
          <table:table-cell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Le client donne son contrat.</text:p>
          </table:table-cell>
          <table:table-cell table:style-name="ce3" office:value-type="string">
            <text:p>Inusité</text:p>
          </table:table-cell>
          <table:table-cell office:value-type="string">
            <text:p>Le client ne choisit pas encore le roi qu'il appelle.</text:p>
          </table:table-cell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Inusité</text:p>
          </table:table-cell>
          <table:table-cell table:style-name="ce3" office:value-type="string">
            <text:p>Le serveur informe que tel joueur fait tel contrat.</text:p>
          </table:table-cell>
          <table:table-cell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Inusité</text:p>
          </table:table-cell>
          <table:table-cell table:style-name="ce3" office:value-type="string">
            <text:p>Le serveur demande au preneur quel roi il appelle.</text:p>
          </table:table-cell>
          <table:table-cell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Le client donne le numéro de la carte qu'il appelle.</text:p>
          </table:table-cell>
          <table:table-cell table:style-name="ce3" office:value-type="string">
            <text:p>Inusité</text:p>
          </table:table-cell>
          <table:table-cell office:value-type="string">
            <text:p>Le serveur accepte ou refuse.</text:p>
          </table:table-cell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3" office:value-type="string">
            <text:p>Inusité</text:p>
          </table:table-cell>
          <table:table-cell table:style-name="ce8" office:value-type="string">
            <text:p>Le serveur transmet le contrat, la carte appelée.</text:p>
          </table:table-cell>
          <table:table-cell office:value-type="string">
            <text:p>À tous.</text:p>
          </table:table-cell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3" office:value-type="string">
            <text:p>Inusité</text:p>
          </table:table-cell>
          <table:table-cell table:style-name="ce3" office:value-type="string">
            <text:p>Optionnel : le serveur transmet le chien au preneur.</text:p>
          </table:table-cell>
          <table:table-cell office:value-type="string">
            <text:p>Le client sait qu'il doit écarter 3 cartes.</text:p>
          </table:table-cell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3" office:value-type="string">
            <text:p>Optionnel : Le client donne les numéros des 3 cartes qu'il écarte.</text:p>
          </table:table-cell>
          <table:table-cell table:style-name="ce3" office:value-type="string">
            <text:p>Inusité</text:p>
          </table:table-cell>
          <table:table-cell office:value-type="string">
            <text:p>Accepté ou refusé.</text:p>
          </table:table-cell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Inusité</text:p>
          </table:table-cell>
          <table:table-cell table:style-name="ce3" office:value-type="string">
            <text:p>La partie commence ! Joueur 0, c'est à toi.</text:p>
          </table:table-cell>
          <table:table-cell office:value-type="string">
            <text:p><text:s/>→ C'est donc accepté.</text:p>
          </table:table-cell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Je veux jouer cette carte</text:p>
          </table:table-cell>
          <table:table-cell table:style-name="ce3" office:value-type="string">
            <text:p>Inusité</text:p>
          </table:table-cell>
          <table:table-cell office:value-type="string">
            <text:p>Accepté ou refusé.</text:p>
          </table:table-cell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3" office:value-type="string">
            <text:p>Inusité</text:p>
          </table:table-cell>
          <table:table-cell table:style-name="ce3" office:value-type="string">
            <text:p>Le joueur dont c'est le tour joue cela.</text:p>
          </table:table-cell>
          <table:table-cell office:value-type="string">
            <text:p><text:s/>→ accepté.</text:p>
          </table:table-cell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3" office:value-type="string">
            <text:p>Inusité</text:p>
          </table:table-cell>
          <table:table-cell table:style-name="ce3" office:value-type="string">
            <text:p>C'est le numéro *** qui remporte le pli.</text:p>
          </table:table-cell>
          <table:table-cell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4" office:value-type="string">
            <text:p>Inusité</text:p>
          </table:table-cell>
          <table:table-cell table:style-name="ce4" office:value-type="string">
            <text:p>0 a *** points, 1 a *** points, 2 a *** points, …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2" office:value-type="string">
            <text:p>Numéro de l'interaction</text:p>
          </table:table-cell>
          <table:table-cell table:style-name="ce2" office:value-type="string">
            <text:p>Nom de l'interaction</text:p>
          </table:table-cell>
          <table:table-cell table:style-name="ce9" office:value-type="string" table:number-columns-spanned="2" table:number-rows-spanned="17">
            <text:p>NOTES :</text:p>
            <text:p>J'ai oublié les annonces de Poignées et Chelem. Ce sera pour la version suivante.</text:p>
          </table:table-cell>
          <table:covered-table-cell/>
        </table:table-row>
        <table:table-row table:style-name="ro3">
          <table:table-cell table:style-name="ce3" office:value-type="float" office:value="0">
            <text:p>0</text:p>
          </table:table-cell>
          <table:table-cell table:style-name="ce3" office:value-type="string">
            <text:p>erreur_protocole</text:p>
          </table:table-cell>
          <table:covered-table-cell table:number-columns-repeated="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refuse</text:p>
          </table:table-cell>
          <table:covered-table-cell table:number-columns-repeated="2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3" office:value-type="string">
            <text:p>numero</text:p>
          </table:table-cell>
          <table:covered-table-cell table:number-columns-repeated="2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distribution</text:p>
          </table:table-cell>
          <table:covered-table-cell table:number-columns-repeated="2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3" office:value-type="string">
            <text:p>decision</text:p>
          </table:table-cell>
          <table:covered-table-cell table:number-columns-repeated="2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contrat</text:p>
          </table:table-cell>
          <table:covered-table-cell table:number-columns-repeated="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appel</text:p>
          </table:table-cell>
          <table:covered-table-cell table:number-columns-repeated="2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appeler</text:p>
          </table:table-cell>
          <table:covered-table-cell table:number-columns-repeated="2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3" office:value-type="string">
            <text:p>contrat_final</text:p>
          </table:table-cell>
          <table:covered-table-cell table:number-columns-repeated="2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3" office:value-type="string">
            <text:p>chien</text:p>
          </table:table-cell>
          <table:covered-table-cell table:number-columns-repeated="2"/>
        </table:table-row>
        <table:table-row table:style-name="ro6">
          <table:table-cell table:style-name="ce3" office:value-type="float" office:value="10">
            <text:p>10</text:p>
          </table:table-cell>
          <table:table-cell table:style-name="ce3" office:value-type="string">
            <text:p>ecart</text:p>
          </table:table-cell>
          <table:covered-table-cell table:number-columns-repeated="2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jeu</text:p>
          </table:table-cell>
          <table:covered-table-cell table:number-columns-repeated="2"/>
        </table:table-row>
        <table:table-row table:style-name="ro6">
          <table:table-cell table:style-name="ce3" office:value-type="float" office:value="12">
            <text:p>12</text:p>
          </table:table-cell>
          <table:table-cell table:style-name="ce3" office:value-type="string">
            <text:p>requete</text:p>
          </table:table-cell>
          <table:covered-table-cell table:number-columns-repeated="2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3" office:value-type="string">
            <text:p>carte</text:p>
          </table:table-cell>
          <table:covered-table-cell table:number-columns-repeated="2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3" office:value-type="string">
            <text:p>pli</text:p>
          </table:table-cell>
          <table:covered-table-cell table:number-columns-repeated="2"/>
        </table:table-row>
        <table:table-row table:style-name="ro6">
          <table:table-cell table:style-name="ce4" office:value-type="float" office:value="15">
            <text:p>15</text:p>
          </table:table-cell>
          <table:table-cell table:style-name="ce4" office:value-type="string">
            <text:p>resultat</text:p>
          </table:table-cell>
          <table:covered-table-cell table:number-columns-repeated="2"/>
        </table:table-row>
        <table:table-row table:style-name="ro3">
          <table:table-cell table:number-columns-repeated="4"/>
        </table:table-row>
        <table:table-row table:style-name="ro3">
          <table:table-cell table:style-name="ce2" office:value-type="string">
            <text:p>Numéro de l'interaction</text:p>
          </table:table-cell>
          <table:table-cell table:style-name="ce2" office:value-type="string">
            <text:p>Structure, taille</text:p>
          </table:table-cell>
          <table:table-cell table:number-columns-repeated="2"/>
        </table:table-row>
        <table:table-row table:style-name="ro3">
          <table:table-cell table:style-name="ce3" office:value-type="float" office:value="0">
            <text:p>0</text:p>
          </table:table-cell>
          <table:table-cell table:style-name="ce3" office:value-type="string">
            <text:p>&lt;vide&gt;, 0 octet</text:p>
          </table:table-cell>
          <table:table-cell table:number-columns-repeated="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&lt;vide&gt;, 0 octet</text:p>
          </table:table-cell>
          <table:table-cell table:number-columns-repeated="2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Numéro : 1 octet, 1 octet</text:p>
          </table:table-cell>
          <table:table-cell table:number-columns-repeated="2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15 numéros de 1 octet chacun, 15 octets</text:p>
          </table:table-cell>
          <table:table-cell table:number-columns-repeated="2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1 numéro sur 1 octet : à partir de 0 (petite), 1 octet</text:p>
          </table:table-cell>
          <table:table-cell table:number-columns-repeated="2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1 numéro sur 1 octet : à partir de 0 (petite), 1 octet</text:p>
          </table:table-cell>
          <table:table-cell table:number-columns-repeated="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&lt;vide&gt;, 0 octet</text:p>
          </table:table-cell>
          <table:table-cell table:number-columns-repeated="2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Numéro de la carte appelée : 1 octet, 1 octet</text:p>
          </table:table-cell>
          <table:table-cell table:number-columns-repeated="2"/>
        </table:table-row>
        <table:table-row table:style-name="ro7">
          <table:table-cell table:style-name="ce3" office:value-type="float" office:value="8">
            <text:p>8</text:p>
          </table:table-cell>
          <table:table-cell table:style-name="ce3" office:value-type="string">
            <text:p>Numéro du preneur sur 1 octet + </text:p>
            <text:p>1 numéro sur 1 octet : à partir de 0 (petite) + </text:p>
            <text:p>1 numéro sur 1 octet : la carte appelée, 3 octets</text:p>
          </table:table-cell>
          <table:table-cell table:number-columns-repeated="2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3" office:value-type="string">
            <text:p>3 numéros de 3 octets, 3 octets</text:p>
          </table:table-cell>
          <table:table-cell table:number-columns-repeated="2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3" office:value-type="string">
            <text:p>3 numéros de 3 octets, 3 octets</text:p>
          </table:table-cell>
          <table:table-cell table:number-columns-repeated="2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&lt;vide&gt;, 0 octet</text:p>
          </table:table-cell>
          <table:table-cell table:number-columns-repeated="2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Numéro de la carte à jouer : 1 octet, 1 octet</text:p>
          </table:table-cell>
          <table:table-cell table:number-columns-repeated="2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3" office:value-type="string">
            <text:p>Numéro de la carte jouée : 1 octet, 1 octet</text:p>
          </table:table-cell>
          <table:table-cell table:number-columns-repeated="2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3" office:value-type="string">
            <text:p>Numéro de celui qui a remporté le pli : 1 octet, 1 octet</text:p>
          </table:table-cell>
          <table:table-cell table:number-columns-repeated="2"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4" office:value-type="string">
            <text:p>5 scores sur 2 octets, 10 octets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8">
          <table:table-cell table:style-name="ce5" office:value-type="string" table:number-columns-spanned="2" table:number-rows-spanned="1">
            <text:p>Structure générale du message : </text:p>
            <text:p>1. 1 octet qui donne la taille du message, SAUF LES 2 PREMIERS</text:p>
            <text:p>2. 1 octet qui donne le numéro de l'interaction</text:p>
            <text:p>3. Partie spécifique du message.</text:p>
          </table:table-cell>
          <table:covered-table-cell/>
          <table:table-cell table:number-columns-repeated="2"/>
        </table:table-row>
        <table:table-row table:style-name="ro3" table:number-rows-repeated="1048519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4:49:57</meta:creation-date>
    <dc:date>2014-10-19T12:47:52</dc:date>
    <meta:editing-duration>PT29M41S</meta:editing-duration>
    <meta:editing-cycles>6</meta:editing-cycles>
    <meta:generator>LibreOffice/3.5$Linux_X86_64 LibreOffice_project/350m1$Build-2</meta:generator>
    <meta:document-statistic meta:table-count="3" meta:cell-count="133" meta:object-count="0"/>
  </office:meta>
</office:document-meta>
</file>